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Beta-196952">
            <text:p>Beta-196952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28750.0">
            <text:p>28750.0</text:p>
          </table:table-cell>
          <table:table-cell office:value-type="float" office:value="300.0">
            <text:p>300.0</text:p>
          </table:table-cell>
          <table:table-cell office:value-type="string" office:value="unknown organic fraction">
            <text:p>unknown organic fraction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7">
            <text:p>AA-35747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10400.0">
            <text:p>10400.0</text:p>
          </table:table-cell>
          <table:table-cell office:value-type="float" office:value="65.0">
            <text:p>65.0</text:p>
          </table:table-cell>
          <table:table-cell office:value-type="string" office:value="Cyano. org. silt">
            <text:p>Cyano. org. sil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6">
            <text:p>AA-35746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8545.0">
            <text:p>8545.0</text:p>
          </table:table-cell>
          <table:table-cell office:value-type="float" office:value="60.0">
            <text:p>60.0</text:p>
          </table:table-cell>
          <table:table-cell office:value-type="string" office:value="Cyanobacteria">
            <text:p>Cyanobacteria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5">
            <text:p>AA-35745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7825.0">
            <text:p>7825.0</text:p>
          </table:table-cell>
          <table:table-cell office:value-type="float" office:value="70.0">
            <text:p>70.0</text:p>
          </table:table-cell>
          <table:table-cell office:value-type="string" office:value="Organic fraction">
            <text:p>Organic fraction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17">
            <text:p>AA-35717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string" office:value="extant ﬁlamentous cyanobacterial mat">
            <text:p>extant ﬁlamentous cyanobacter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3">
            <text:p>AA-35743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2084.0">
            <text:p>2084.0</text:p>
          </table:table-cell>
          <table:table-cell office:value-type="float" office:value="45.0">
            <text:p>45.0</text:p>
          </table:table-cell>
          <table:table-cell office:value-type="string" office:value="extant ﬁlamentous cyanobacterial mat">
            <text:p>extant ﬁlamentous cyanobacter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2">
            <text:p>AA-35742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1755.0">
            <text:p>1755.0</text:p>
          </table:table-cell>
          <table:table-cell office:value-type="float" office:value="40.0">
            <text:p>40.0</text:p>
          </table:table-cell>
          <table:table-cell office:value-type="string" office:value="extant ﬁlamentous cyanobacterial mat">
            <text:p>extant ﬁlamentous cyanobacter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39">
            <text:p>AA-35739</text:p>
          </table:table-cell>
          <table:table-cell office:value-type="float" office:value="-69.376">
            <text:p>-69.376</text:p>
          </table:table-cell>
          <table:table-cell office:value-type="float" office:value="76.382">
            <text:p>76.382</text:p>
          </table:table-cell>
          <table:table-cell office:value-type="float" office:value="8070.0">
            <text:p>8070.0</text:p>
          </table:table-cell>
          <table:table-cell office:value-type="float" office:value="75.0">
            <text:p>75.0</text:p>
          </table:table-cell>
          <table:table-cell office:value-type="string" office:value="Organic fraction">
            <text:p>Organic fraction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VerleyenEtal2005">
            <text:p>IshiwaEtal2021,VerleyenEtal2005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36">
            <text:p>AA-35736</text:p>
          </table:table-cell>
          <table:table-cell office:value-type="float" office:value="-69.376">
            <text:p>-69.376</text:p>
          </table:table-cell>
          <table:table-cell office:value-type="float" office:value="76.382">
            <text:p>76.382</text:p>
          </table:table-cell>
          <table:table-cell office:value-type="float" office:value="2620.0">
            <text:p>2620.0</text:p>
          </table:table-cell>
          <table:table-cell office:value-type="float" office:value="45.0">
            <text:p>45.0</text:p>
          </table:table-cell>
          <table:table-cell office:value-type="string" office:value="Cyanobacteria">
            <text:p>Cyanobacteria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VerleyenEtal2005">
            <text:p>IshiwaEtal2021,VerleyenEtal2005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Beta-196951">
            <text:p>Beta-196951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27000.0">
            <text:p>27000.0</text:p>
          </table:table-cell>
          <table:table-cell office:value-type="float" office:value="230.0">
            <text:p>230.0</text:p>
          </table:table-cell>
          <table:table-cell office:value-type="string" office:value="unknown organic fraction">
            <text:p>unknown organic fraction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44">
            <text:p>AA-35744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6205.0">
            <text:p>6205.0</text:p>
          </table:table-cell>
          <table:table-cell office:value-type="float" office:value="50.0">
            <text:p>50.0</text:p>
          </table:table-cell>
          <table:table-cell office:value-type="string" office:value="Cyanobacteria">
            <text:p>Cyanobacteria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Beta-196950">
            <text:p>Beta-196950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26650.0">
            <text:p>26650.0</text:p>
          </table:table-cell>
          <table:table-cell office:value-type="float" office:value="220.0">
            <text:p>220.0</text:p>
          </table:table-cell>
          <table:table-cell office:value-type="string" office:value="unknown organic fraction">
            <text:p>unknown organic fraction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41164">
            <text:p>AA-41164</text:p>
          </table:table-cell>
          <table:table-cell office:value-type="float" office:value="-69.376">
            <text:p>-69.376</text:p>
          </table:table-cell>
          <table:table-cell office:value-type="float" office:value="76.382">
            <text:p>76.382</text:p>
          </table:table-cell>
          <table:table-cell office:value-type="float" office:value="8508.0">
            <text:p>8508.0</text:p>
          </table:table-cell>
          <table:table-cell office:value-type="float" office:value="59.0">
            <text:p>59.0</text:p>
          </table:table-cell>
          <table:table-cell office:value-type="string" office:value="Organic fraction">
            <text:p>Organic fraction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VerleyenEtal2005">
            <text:p>IshiwaEtal2021,VerleyenEtal2005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41633">
            <text:p>AA-41633</text:p>
          </table:table-cell>
          <table:table-cell office:value-type="float" office:value="-69.376">
            <text:p>-69.376</text:p>
          </table:table-cell>
          <table:table-cell office:value-type="float" office:value="76.382">
            <text:p>76.382</text:p>
          </table:table-cell>
          <table:table-cell office:value-type="float" office:value="10314.0">
            <text:p>10314.0</text:p>
          </table:table-cell>
          <table:table-cell office:value-type="float" office:value="65.0">
            <text:p>65.0</text:p>
          </table:table-cell>
          <table:table-cell office:value-type="string" office:value="Organic plus silt">
            <text:p>Organic plus silt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VerleyenEtal2005">
            <text:p>IshiwaEtal2021,VerleyenEtal2005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thermoluminescence">
            <text:p>thermoluminescence</text:p>
          </table:table-cell>
          <table:table-cell office:value-type="string" office:value="Larsemann_Hills-01">
            <text:p>Larsemann_Hills-01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35000.0">
            <text:p>35000.0</text:p>
          </table:table-cell>
          <table:table-cell office:value-type="float" office:value="12000.0">
            <text:p>12000.0</text:p>
          </table:table-cell>
          <table:table-cell office:value-type="string" office:value="glaciomarine till and freshwater sediments">
            <text:p>glaciomarine till and freshwater sediments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thermoluminescence">
            <text:p>thermoluminescence</text:p>
          </table:table-cell>
          <table:table-cell office:value-type="string" office:value="Larsemann_Hills-02">
            <text:p>Larsemann_Hills-02</text:p>
          </table:table-cell>
          <table:table-cell office:value-type="float" office:value="-69.371">
            <text:p>-69.371</text:p>
          </table:table-cell>
          <table:table-cell office:value-type="float" office:value="76.143">
            <text:p>76.143</text:p>
          </table:table-cell>
          <table:table-cell office:value-type="float" office:value="43000.0">
            <text:p>43000.0</text:p>
          </table:table-cell>
          <table:table-cell office:value-type="float" office:value="15000.0">
            <text:p>15000.0</text:p>
          </table:table-cell>
          <table:table-cell office:value-type="string" office:value="glaciomarine till and freshwater sediments">
            <text:p>glaciomarine till and freshwater sediments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HodgsonEtal2009">
            <text:p>IshiwaEtal2021,HodgsonEtal2009</text:p>
          </table:table-cell>
        </table:table-row>
        <table:table-row>
          <table:table-cell office:value-type="string" office:value="Larsemann_Hills">
            <text:p>Larsemann_Hills</text:p>
          </table:table-cell>
          <table:table-cell office:value-type="string" office:value="radiocarbon">
            <text:p>radiocarbon</text:p>
          </table:table-cell>
          <table:table-cell office:value-type="string" office:value="AA-35751">
            <text:p>AA-35751</text:p>
          </table:table-cell>
          <table:table-cell office:value-type="float" office:value="-69.407">
            <text:p>-69.407</text:p>
          </table:table-cell>
          <table:table-cell office:value-type="float" office:value="76.055">
            <text:p>76.055</text:p>
          </table:table-cell>
          <table:table-cell office:value-type="float" office:value="2150.0">
            <text:p>2150.0</text:p>
          </table:table-cell>
          <table:table-cell office:value-type="float" office:value="45.0">
            <text:p>45.0</text:p>
          </table:table-cell>
          <table:table-cell office:value-type="string" office:value="Organic fraction">
            <text:p>Organic fraction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VerleyenEtal2005">
            <text:p>IshiwaEtal2021,VerleyenEtal2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